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b2b2b2"/>
    </style:style>
    <style:style style:name="gr1" style:family="graphic">
      <style:graphic-properties draw:fill-color="#ffffff" draw:textarea-horizontal-align="justify" draw:textarea-vertical-align="middle" draw:auto-grow-height="false" fo:min-height="1.386cm" fo:min-width="1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293cm" fo:min-width="4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293cm" fo:min-width="3.7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b2b2b2" draw:textarea-horizontal-align="justify" draw:textarea-vertical-align="middle" draw:auto-grow-height="false" fo:min-height="0.173cm" fo:min-width="1.9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b2b2b2" draw:textarea-horizontal-align="justify" draw:textarea-vertical-align="middle" draw:auto-grow-height="false" fo:min-height="0.226cm" fo:min-width="1.8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1.76cm" fo:min-width="0.3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2.039cm" fo:min-width="0.0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2.085cm" fo:min-width="0.1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2.155cm" fo:min-width="0.33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e2" draw:style-name="gr1" draw:text-style-name="P1" svg:width="2.223cm" svg:height="1.959cm" svg:x="-0.42cm" svg:y="0.7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line text:anchor-type="paragraph" draw:z-index="1" draw:name="Forme1" draw:style-name="gr2" draw:text-style-name="P2" svg:x1="0.639cm" svg:y1="2.658cm" svg:x2="0.639cm" svg:y2="6.071cm"><text:p/></draw:line><draw:line text:anchor-type="paragraph" draw:z-index="2" draw:name="Forme3" draw:style-name="gr2" draw:text-style-name="P2" svg:x1="-0.526cm" svg:y1="3.505cm" svg:x2="2.014cm" svg:y2="3.505cm"><text:p/></draw:line><draw:line text:anchor-type="paragraph" draw:z-index="3" draw:name="Forme4" draw:style-name="gr2" draw:text-style-name="P2" svg:x1="0.639cm" svg:y1="6.071cm" svg:x2="-0.261cm" svg:y2="7.87cm"><text:p/></draw:line><draw:line text:anchor-type="paragraph" draw:z-index="4" draw:name="Forme5" draw:style-name="gr2" draw:text-style-name="P2" svg:x1="0.639cm" svg:y1="6.071cm" svg:x2="1.592cm" svg:y2="7.923cm"><text:p/></draw:line></text:p>
      <text:p text:style-name="Standard"><draw:custom-shape text:anchor-type="paragraph" draw:z-index="6" draw:name="Forme7" draw:style-name="gr3" svg:width="5.989cm" svg:height="1.826cm" svg:x="6.195cm" svg:y="0.478cm"><text:p>Page Accueil(afficher les projets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e10" draw:style-name="gr5" svg:width="5.266cm" svg:height="1.826cm" svg:x="14.82cm" svg:y="0.425cm"><text:p>Page détail(étapes et taches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><draw:line text:anchor-type="paragraph" draw:z-index="5" draw:name="Forme6" draw:style-name="gr2" draw:text-style-name="P2" svg:x1="6.194cm" svg:y1="0.616cm" svg:x2="2.252cm" svg:y2="1.992cm"><text:p/></draw:line><draw:frame text:anchor-type="paragraph" draw:z-index="7" draw:name="Forme8" draw:style-name="gr4" draw:text-style-name="P3" svg:width="2.752cm" svg:height="1.347cm" svg:x="2.676cm" svg:y="0.43cm"><draw:text-box><text:p>Arrive sur le site</text:p></draw:text-box></draw:frame><draw:custom-shape text:anchor-type="paragraph" draw:z-index="10" draw:name="Forme11" draw:style-name="gr7" draw:text-style-name="P4" svg:width="2.144cm" svg:height="0.451cm" svg:x="12.545cm" svg:y="0.48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name="Forme9" draw:style-name="gr6" draw:text-style-name="P4" svg:width="2.223cm" svg:height="0.345cm" svg:x="12.598cm" svg:y="0.00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1" draw:name="Forme12" draw:style-name="gr8" draw:text-style-name="P3" svg:width="1.165cm" svg:height="0.489cm" svg:x="11.725cm" svg:y="0.933cm"><draw:text-box><text:p>retour</text:p></draw:text-box></draw:frame><draw:custom-shape text:anchor-type="paragraph" draw:z-index="12" draw:name="Forme7" draw:style-name="gr3" svg:width="5.989cm" svg:height="1.826cm" svg:x="10.728cm" svg:y="3.103cm"><text:p><text:s text:c="13"/>B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Forme13" draw:style-name="gr9" svg:width="0.662cm" svg:height="2.012cm" svg:x="15.411cm" svg:y="1.27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Forme14" draw:style-name="gr10" svg:width="0.186cm" svg:height="2.329cm" svg:x="16.602cm" svg:y="1.27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Forme15" draw:style-name="gr11" svg:width="0.292cm" svg:height="2.382cm" svg:x="10.913cm" svg:y="1.14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Forme16" draw:style-name="gr12" svg:width="0.662cm" svg:height="2.461cm" svg:x="11.257cm" svg:y="0.90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3:02:41.777428259</meta:creation-date>
    <dc:date>2017-10-03T15:07:46.601869222</dc:date>
    <meta:editing-duration>PT24M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